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16pt" fo:language="en" fo:country="US" fo:font-weight="normal" officeooo:rsid="001c71b9" officeooo:paragraph-rsid="001c71b9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language="en" fo:country="US" fo:font-weight="bold" officeooo:rsid="001c71b9" officeooo:paragraph-rsid="001c71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language="en" fo:country="US" fo:font-weight="normal" officeooo:rsid="001c71b9" officeooo:paragraph-rsid="001c71b9" style:font-size-asian="16pt" style:font-weight-asian="normal" style:font-size-complex="16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development</text:p>
      <text:p text:style-name="P2"/>
      <text:h text:style-name="P1" text:outline-level="1">Debugging Techniques and Practice</text:h>
      <text:h text:style-name="Heading_20_1" text:outline-level="1">Introduction</text:h>
      <text:p text:style-name="Text_20_body">Debugging is an essential part of the development process. It focuses on identifying and resolving errors (bugs) in a program to ensure smooth operation. The goal is to fix logical errors in the code, making it behave as expected.</text:p>
      <text:h text:style-name="Heading_20_2" text:outline-level="2">Key Debugging Techniques</text:h>
      <text:list xml:id="list2921543973" text:style-name="L1">
        <text:list-item>
          <text:p text:style-name="P4">Watches: This tool tracks the value of specific variables while the code is running, helping to spot anomalies like sudden changes in a variable's value.</text:p>
        </text:list-item>
        <text:list-item>
          <text:p text:style-name="P4">Logging: Log statements record real-time data during program execution, allowing developers to trace behavior over time. It is particularly useful for complex systems, helping to spot issues like unexpected data.</text:p>
        </text:list-item>
        <text:list-item>
          <text:p text:style-name="P4">Print statements: Simple but effective, print statements output variable values or execution flow directly to the console. They provide quick insights into the logic and help trace the code’s path during execution.</text:p>
        </text:list-item>
        <text:list-item>
          <text:p text:style-name="P4">Breakpoints: Breakpoints pause the code at a specific line, enabling detailed inspection. You can step through the code line by line to identify where things go wrong, making this tool powerful for isolating complex bugs.</text:p>
        </text:list-item>
      </text:list>
      <text:h text:style-name="Heading_20_2" text:outline-level="2">Debugging Process</text:h>
      <text:list xml:id="list2882066297" text:style-name="L2">
        <text:list-item>
          <text:p text:style-name="P5">Examining error messages: Error messages often provide clues about where the issue lies in the code, such as a line number or stack trace.</text:p>
        </text:list-item>
        <text:list-item>
          <text:p text:style-name="P5">Reproducing and isolating the error: Reproducing the error consistently helps confirm its cause. Then, isolating the problematic section with debugging tools like breakpoints and watches narrows down the source.</text:p>
        </text:list-item>
        <text:list-item>
          <text:p text:style-name="P5">Fixing the issue: After identifying the root cause, developers correct and test the code to ensure the issue is fully resolved.</text:p>
        </text:list-item>
      </text:list>
      <text:h text:style-name="Heading_20_2" text:outline-level="2">Common Errors</text:h>
      <text:list xml:id="list751233985" text:style-name="L3">
        <text:list-item>
          <text:p text:style-name="P6">Logic errors: Occur when the program runs but produces incorrect results, often due to faulty algorithms or calculations.</text:p>
        </text:list-item>
        <text:list-item>
          <text:p text:style-name="P6"><text:soft-page-break/>Syntax and runtime errors: Although easier to fix, these errors happen when the program violates language rules or encounters issues during execution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9T07:49:07.369000000</dc:date>
    <meta:editing-duration>PT20M2S</meta:editing-duration>
    <meta:editing-cycles>1</meta:editing-cycles>
    <meta:document-statistic meta:table-count="0" meta:image-count="0" meta:object-count="0" meta:page-count="2" meta:paragraph-count="16" meta:word-count="298" meta:character-count="1904" meta:non-whitespace-character-count="1631"/>
    <meta:generator>LibreOffice/7.3.4.2$Windows_X86_64 LibreOffice_project/728fec16bd5f605073805c3c9e7c4212a0120dc5</meta:generator>
  </office:meta>
</office:document-meta>
</file>